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10000201000000140000001422A24F86.png" manifest:media-type="image/png"/>
  <manifest:file-entry manifest:full-path="Pictures/" manifest:media-type="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1" style:family="text">
      <style:text-properties fo:font-style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/text:p>
      <text:p text:style-name="Standard"/>
      <text:p text:style-name="Standard"/>
      <text:p text:style-name="Standard"/>
      <text:p text:style-name="Standard"/>
      <text:h text:style-name="Heading_20_1" text:outline-level="1"><text:s text:c="37"/>Giuseppe Piazzi</text:h>
      <text:p text:style-name="Text_20_body"><text:s text:c="62"/>( 1746 – 1826)</text:p>
      <text:p text:style-name="Text_20_body"/>
      <text:p text:style-name="Text_20_body"/>
      <text:p text:style-name="Text_20_body"><text:s text:c="4"/>Élete első negyven évében még nem volt híres, kutató és csillagász. Ebben a korszakában városról városra járva Ravennában, Genovában, <text:span text:style-name="T1">Rimini</text:span>ben, Rómában és Máltán <text:s/>tanított matematikát, teológiát és filozófiát. <text:s/>Ebből a korszakából érdekességként meglehet említeni azt, hogy 1779-ben Rómában VII. Piusz pápa kollégája volt. <text:s/>Palermoban 1781-ben matematikatanári állást szerez. <text:s text:c="79"/></text:p>
      <text:p text:style-name="Text_20_body"><text:s text:c="4"/>Szerencséjét annak köszönheti, hogy a Szicíliai Kettős Királyság<text:bookmark text:name="cite_ref-2"/> meghódította az Itália déli részét, majd tönkretette az oktatást az egész Szicíliában és Dél-Itáliában azzal, hogy kiűzték a jezsuitákat. 1779 -ben mozgalom alakult, melynek a célja egy korszerű, <text:s/>európai színvonalú egyetem létrehozása volt. <text:s/>A mozgalom vezetői, egyetemükre a kor legelismertebb, leghíresebb tudósait akarták meghívni, például Lagrange-t vagy d'Alambert-et. Tervüknek keresztbe tett az, <text:s/>hogy meghívásaikat még a kevésbé híres itáliai tudósok is visszautasították Szicília fejletlensége miatt. 1787-ben kinevezik a Palermoi egyetem csillagászati tanszékére. <text:s/></text:p>
      <text:p text:style-name="Text_20_body"><text:s text:c="3"/>Már kinevezése évében 1787 tavaszán külföldi tanulmányútra megy Párizsba, ahol obszervatóriumokat látogatott meg, megismerkedett a kor nagy csillagászaival, mint például Lalande és Messier. Hét hónapi párizsi tartózkodása után Londonban távozott, ahol megismerte Jesse Ramsdennel-t korának legnagyobb csillagászati műszakértőjét. Piazzi elhatározta, hogy obszervatóriumát a legkorszerűbb felszerelésekkel szereli fel, amit Ramsdentől szerez meg.</text:p>
      <text:p text:style-name="Text_20_body"><text:s text:c="5"/>1801 január 1-jén felfedezte a Cerest a naprendszer legkisebb törpebolygóját. <text:s/>Felfedezését a véletlennek köszönhette. Francis Wollaston Meyer 87-es csillagját kereste, de csillag helyett egy csillagszerű objektumot talált, amit kezdetben üstökösnek nézet. 24 alkalommal figyelte meg a Cereszt, utoljára február 11-én, betegsége miatt félbehagyta az égitest követését. 1804 januárjában mesélte el felfedezését néhány csillagásznak. Kolumbusz Kristófhoz hasonlóan tévedésben volt felfedezésével kapcsolatban, melyről így üstökösről ír, de megjegyzi, hogy <text:s text:c="2"/>: „<text:span text:style-name="T1">mivel mozgása túl lassú és egyenletes, sokszor gondoltam rá, hogy ez valami sokkal jobb lehet</text:span>”.</text:p>
      <text:p text:style-name="Text_20_body"><draw:frame draw:style-name="fr1" draw:name="kép1" text:anchor-type="paragraph" svg:x="3.343cm" svg:y="1.524cm" svg:width="0.529cm" svg:height="0.568cm" draw:z-index="0"><draw:image xlink:href="Pictures/10000201000000140000001422A24F86.png" xlink:type="simple" xlink:show="embed" xlink:actuate="onLoad"/></draw:frame> <text:s/>Piazzi eredetileg a <text:s/>„<text:span text:style-name="T1">Ceres Ferdinandea” <text:s/></text:span>nevet javasolja felfedezettjének Ceres római istennő (növények ültetése és az anyai szeretet istennője) és I. Ferdinánd nápoly–szicíliai király neve után, de a „Ferdinandea” <text:s/>nevet a legtöbb európai nemzet nem fogadta el, ezért a bolygó neve Ceres lett. Csillagászati jele :</text:p>
      <text:p text:style-name="Text_20_body"><text:s text:c="3"/>Piazzi nevét viseli az 1000. <text:s/>felfedezett kisbolygó, az 1000 Piazzia amit 1923 -ban Karl Wilhelm Reinmuth fedezett fel. Nem hivatalosan a Ceres egyik felszíni alakzatát is <text:s/><text:span text:style-name="T1">Piazzi</text:span>nak nevezték el, amit a Hubble távcső képein fedeztek fel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hu" fo:country="H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hu" fo:country="HU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Horváth Jonathán</meta:initial-creator>
    <meta:creation-date>2012-10-15T22:11:52</meta:creation-date>
    <meta:document-statistic meta:table-count="0" meta:image-count="1" meta:object-count="0" meta:page-count="1" meta:paragraph-count="9" meta:word-count="349" meta:character-count="2900"/>
    <dc:date>2012-10-16T00:00:37</dc:date>
    <dc:creator>Horváth Jonathán</dc:creator>
    <meta:editing-duration>PT14M57S</meta:editing-duration>
    <meta:editing-cycles>1</meta:editing-cycles>
    <meta:generator>LibreOffice/3.3$Linux LibreOffice_project/330m19$Build-401</meta:generator>
  </office:meta>
</office:document-meta>
</file>